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officeooo:rsid="001f140e" officeooo:paragraph-rsid="001f140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f140e" officeooo:paragraph-rsid="001f140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f140e" officeooo:paragraph-rsid="001f140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officeooo:rsid="001f140e" officeooo:paragraph-rsid="001f140e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officeooo:rsid="00206218" officeooo:paragraph-rsid="00206218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22e7b0" officeooo:paragraph-rsid="0022e7b0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22e7b0" officeooo:paragraph-rsid="0022e7b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26c3c3" officeooo:paragraph-rsid="0026c3c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22e7b0" officeooo:paragraph-rsid="0022e7b0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e7b0" officeooo:paragraph-rsid="0022e7b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59b3a" officeooo:paragraph-rsid="00259b3a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6c3c3" officeooo:paragraph-rsid="0026c3c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2pt" fo:font-style="normal" officeooo:rsid="00206218" officeooo:paragraph-rsid="00206218" style:font-size-asian="10.5pt" style:font-style-asian="normal" style:font-size-complex="12pt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fo:font-size="12pt" fo:font-style="normal" officeooo:rsid="00206218" officeooo:paragraph-rsid="00240215" style:font-size-asian="10.5pt" style:font-style-asian="normal" style:font-size-complex="12pt" style:font-style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fo:font-weight="normal" officeooo:rsid="0022e7b0" officeooo:paragraph-rsid="0022e7b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fo:font-weight="normal" officeooo:rsid="00240215" officeooo:paragraph-rsid="0024021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fo:font-weight="normal" officeooo:rsid="002d28f8" officeooo:paragraph-rsid="002d28f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1704"/>
    </style:style>
    <style:style style:name="T4" style:family="text">
      <style:text-properties officeooo:rsid="0022076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TEMA 1 PROGRAMACIÓN</text:p>
      <text:p text:style-name="P1"/>
      <text:p text:style-name="P3">Comandos Usados</text:p>
      <text:p text:style-name="P2"/>
      <text:p text:style-name="P2">import java.util.Scanner → Este método nos permite importar la clase “Scanner”. Con ella podremos introducir datos por el teclado para interactuara con el programa.</text:p>
      <text:p text:style-name="P2"/>
      <text:p text:style-name="P2"><text:span text:style-name="T3">p</text:span>ublic class <text:span text:style-name="T1">nombreArchivo { <text:s/>} </text:span><text:span text:style-name="T2">→ Aquí ponemos el nombre del archivo, entre paréntesis colocamos el resto de las líneas de código del programa.</text:span></text:p>
      <text:p text:style-name="P4"/>
      <text:p text:style-name="P4"><text:span text:style-name="T3">p</text:span>ublic static void main (String[] <text:span text:style-name="T3">args) { <text:s/>} → Mediante este comando declaramos la clase principal del programa que en este caso es “main”.</text:span></text:p>
      <text:p text:style-name="P4"/>
      <text:p text:style-name="P5">Scanner teclado = <text:s/>new Scanner(System.in) → Asigna el Scanner a la variable “teclado”</text:p>
      <text:p text:style-name="P5"/>
      <text:p text:style-name="P5">teclado.close() → Cierra la entrada por teclado.</text:p>
      <text:p text:style-name="P5"/>
      <text:p text:style-name="P5">System.out.print() → Permite mostrar por pantalla lo introducido entre los paréntesis.</text:p>
      <text:list xml:id="list1030810148" text:style-name="L1">
        <text:list-item>
          <text:p text:style-name="P13">print() → No realiza salto de linea.</text:p>
        </text:list-item>
        <text:list-item>
          <text:p text:style-name="P13">println() → Realiza salto de linea.</text:p>
        </text:list-item>
        <text:list-item>
          <text:p text:style-name="P14">printf() → Permite mostrar los valores numéricos de salida con un formato diferente empleando:</text:p>
          <text:list>
            <text:list-item>
              <text:p text:style-name="P14">%d (para valores enteros)</text:p>
            </text:list-item>
            <text:list-item>
              <text:p text:style-name="P14">%.xf (para valores con números reales.</text:p>
            </text:list-item>
            <text:list-item>
              <text:p text:style-name="P14">Necesita de valores comod<text:span text:style-name="T4">í</text:span>n para realizar los saltos de línea y demás opciones de formato.</text:p>
            </text:list-item>
          </text:list>
        </text:list-item>
      </text:list>
      <text:p text:style-name="P6"/>
      <text:p text:style-name="P6">Operadores Booleanos</text:p>
      <text:p text:style-name="P9"/>
      <text:p text:style-name="P9">&amp;&amp; (and) = Todos <text:span text:style-name="T5">false</text:span> menos <text:span text:style-name="T5">true </text:span><text:span text:style-name="T6">y</text:span><text:span text:style-name="T5"> true</text:span> que es <text:span text:style-name="T5">true</text:span></text:p>
      <text:p text:style-name="P9">| | (or) = Todos <text:span text:style-name="T5">true</text:span> menos <text:span text:style-name="T5">false </text:span><text:span text:style-name="T6">y</text:span><text:span text:style-name="T5"> false</text:span> que es <text:span text:style-name="T5">false</text:span></text:p>
      <text:p text:style-name="P10"/>
      <text:p text:style-name="P7">Orden operadores </text:p>
      <text:p text:style-name="P7"/>
      <text:list xml:id="list1974368510" text:style-name="L2">
        <text:list-item>
          <text:p text:style-name="P17">Cambio de signo<text:tab/><text:tab/><text:tab/><text:tab/><text:tab/>- (solo valores numéricos)</text:p>
        </text:list-item>
        <text:list-item>
          <text:p text:style-name="P17">Negación<text:tab/><text:tab/><text:tab/><text:tab/><text:tab/><text:tab/><text:tab/>! (solo valores booleanos)</text:p>
        </text:list-item>
        <text:list-item>
          <text:p text:style-name="P15">Producto, división, módulo<text:tab/><text:tab/><text:tab/>* / %</text:p>
        </text:list-item>
        <text:list-item>
          <text:p text:style-name="P16">Suma y resta<text:tab/><text:tab/><text:tab/><text:tab/><text:tab/><text:tab/>+ -</text:p>
        </text:list-item>
        <text:list-item>
          <text:p text:style-name="P16">Relacionales de comparación<text:tab/><text:tab/>&gt; &lt; &gt;= &lt;=</text:p>
        </text:list-item>
        <text:list-item>
          <text:p text:style-name="P16">Relacionales de igualdad<text:tab/><text:tab/><text:tab/>== !=</text:p>
        </text:list-item>
        <text:list-item>
          <text:p text:style-name="P16">Conjunciones<text:tab/><text:tab/><text:tab/><text:tab/><text:tab/><text:tab/>&amp;&amp;</text:p>
        </text:list-item>
        <text:list-item>
          <text:p text:style-name="P16">Disyunciones<text:tab/><text:tab/><text:tab/><text:tab/><text:tab/><text:tab/>| |</text:p>
        </text:list-item>
      </text:list>
      <text:p text:style-name="P11"/>
      <text:p text:style-name="P8">Asignación de literales a variables</text:p>
      <text:p text:style-name="P12"/>
      <text:p text:style-name="P11">Java siempre ve los literales como <text:span text:style-name="T5">int</text:span> si no tiene decimales, hay que decirla que tipo de literal es colocando “L” después del número si quieres hacer un <text:span text:style-name="T5">long</text:span>.</text:p>
      <text:p text:style-name="P11"/>
      <text:p text:style-name="P11">En caso de tener decimales lo toma como un <text:span text:style-name="T5">double,</text:span> si quieres usar un “float” has de usar al “F” después del número en cuest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16:27.524398595</meta:creation-date>
    <dc:date>2024-10-01T15:53:10.207140601</dc:date>
    <meta:editing-duration>PT41M47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303" meta:character-count="1764" meta:non-whitespace-character-count="1470"/>
  </office:meta>
</office:document-meta>
</file>